
<file path=META-INF/manifest.xml><?xml version="1.0" encoding="utf-8"?>
<manifest:manifes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 manifest:media-type="application/vnd.oasis.opendocument.text"/>
</manifest:manifest>
</file>

<file path=content.xml><?xml version="1.0" encoding="utf-8"?>
<office:document-conten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style:style style:name="P5"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Olen hukannut elämästäni siistejä asioita</text:p>
      <text:p text:style-name="Normaali"/>
      <text:p text:style-name="Normaali">15 touko 2014</text:p>
      <text:p text:style-name="Normaali"/>
      <text:p text:style-name="Normaali">Olen 18 -vuotias homo joka on niin päästään sekaisin että oksat pois. Tuntuu että<text:s/>mun pää repeytyy kahtia, kun olen<text:s/>pitkään etsinyt sitä ensimmäistä poikaystävää. Kaikki heteroystävät ja muut ovat<text:s/>harrastaneet seksiä ja ovat olleet niin ja niin monen kanssa yhdessä ja minä en ole koskaan ollut kenenkään kanssa seurustelumielessä. En ole<text:s/>harrastanut seksiä ja minusta ja tuntuu että olen hukannut nuoruudestani liian paljon kaikkea niitä 'siistejä asioita'. Tiedättekö te siellä mitään paikkoja Helsingissä tai muista kaupungeista mistä löytäisi sitä oman ikäistä seuraa homoille? Oon välillä<text:s/>niinkin masentunut että olen jopa punninnut kivuttomimpia tapoja kuolla.</text:p>
      <text:p text:style-name="P3"/>
      <text:p text:style-name="Normaali">[Nimimerkki poistettu]</text:p>
      <text:p text:style-name="Normaali"/>
      <text:p text:style-name="Normaali"/>
      <text:p text:style-name="P4">Vastaus</text:p>
      <text:p text:style-name="P5"/>
      <text:p text:style-name="Normaali">Hei! Tilanteesi on tuttu aika monelle ikäisellesi homolle, joka ei vielä tiedä miten uskaltaisi lähestyä koulussa tai harrastusten parissa toista poikaa, jonka lähelle haluaisi päästä ja johon haluaisi tutustua kunnolla. Usein taustalla on pelko siitä että tulee torjutuksi ja nolatuksi. Tuntuu että kaikki muut jo saavat kokea kaikenlaisia upeita tunteita ja olla seksissä toisen ihmisen kanssa ja itseltä elämä valuu ohi. Sinulla on samat oikeudet noihin ’siisteihin asioihin’, joihin viittasit. Niiden toteutumisessa voi auttaa se että löydät aluksi ystäväksi tai kaveriksi jonkun toisen homon tai lesbon, jonka kanssa voit jakaa ajatuksiasi ja miettiä<text:s/>millaiseen ihmiseen sinä haluat tutustua ja miten se olisi mahdollista. Helsingissä, Turussa ja Tampereella ja Oulussa toimii paikallinen Seta, jolla on ryhmät nuoria varten. Siellä näiden kokemusten ja tarpeiden jakaminen on mahdollista. Paikallisten Setojen yhteystiedot löydät osoitteesta www.seta.fi. Lisäksi Helsingissä on paikka nimeltään Poikien talo, jonne nuori homokin voi mennä turvallisesti keskustelemaan seurusteluun ja omaan seksuaalisuuteen liittyvistä kysymyksistä, ks. www.poikientalo.fi.</text:p>
      <text:p text:style-name="Normaali"/>
      <text:p text:style-name="Normaali">Jussi<text:s/>Nissinen, tuki- ja neuvontapalvelu Sinuiksi</text:p>
    </office:text>
  </office:body>
</office:document-content>
</file>

<file path=styles.xml><?xml version="1.0" encoding="utf-8"?>
<office:document-styles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meta>
    <dc:title/>
    <dc:subject/>
    <meta:initial-creator/>
    <dc:creator/>
    <meta:creation-date>2023-01-11T10:53:00Z</meta:creation-date>
    <dc:date>2023-01-11T10:53:00Z</dc:date>
    <meta:template xlink:href="Normal.dotm" xlink:type="simple"/>
    <meta:editing-cycles>1</meta:editing-cycles>
    <meta:editing-duration>PT0S</meta:editing-duration>
    <meta:document-statistic meta:page-count="1" meta:paragraph-count="4" meta:word-count="254" meta:character-count="2312" meta:row-count="17" meta:non-whitespace-character-count="2062"/>
    <meta:generator>ODFPY/1.4.0</meta:generator>
  </office:meta>
</office:document-meta>
</file>